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74cm" fo:min-width="11.311cm"/>
    </style:style>
    <style:style style:name="gr2" style:family="graphic" style:parent-style-name="standard">
      <style:graphic-properties draw:fill-color="#00cc00" draw:textarea-horizontal-align="justify" draw:textarea-vertical-align="middle" draw:auto-grow-height="false" fo:min-height="0.849cm" fo:min-width="4.834cm"/>
    </style:style>
    <style:style style:name="gr3" style:family="graphic" style:parent-style-name="standard">
      <style:graphic-properties svg:stroke-color="#ffffff" draw:fill-color="#b2b2b2" draw:textarea-horizontal-align="justify" draw:textarea-vertical-align="middle" draw:auto-grow-height="false" fo:min-height="0.852cm" fo:min-width="4.834cm"/>
    </style:style>
    <style:style style:name="gr4" style:family="graphic" style:parent-style-name="standard">
      <style:graphic-properties draw:fill-color="#3333ff" draw:textarea-horizontal-align="justify" draw:textarea-vertical-align="middle" draw:auto-grow-height="false" fo:min-height="0.561cm" fo:min-width="3.31cm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 fo:min-height="0.561cm" fo:min-width="3.31cm"/>
    </style:style>
    <style:style style:name="gr6" style:family="graphic" style:parent-style-name="standard">
      <style:graphic-properties draw:textarea-horizontal-align="justify" draw:textarea-vertical-align="middle" draw:auto-grow-height="false" fo:min-height="0.639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.946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782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6.1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.001cm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2.037cm"/>
    </style:style>
    <style:style style:name="gr14" style:family="graphic" style:parent-style-name="standard">
      <style:graphic-properties draw:textarea-horizontal-align="justify" draw:textarea-vertical-align="middle" draw:auto-grow-height="false" fo:min-height="1.416cm" fo:min-width="0cm"/>
    </style:style>
    <style:style style:name="gr15" style:family="graphic" style:parent-style-name="standard">
      <style:graphic-properties draw:textarea-horizontal-align="justify" draw:textarea-vertical-align="middle" draw:auto-grow-height="false" fo:min-height="0.361cm" fo:min-width="0cm"/>
    </style:style>
    <style:style style:name="gr16" style:family="graphic" style:parent-style-name="standard">
      <style:graphic-properties draw:fill-color="#ff9900" draw:textarea-horizontal-align="justify" draw:textarea-vertical-align="middle" draw:auto-grow-height="false" fo:min-height="0.561cm" fo:min-width="3.3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50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5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54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1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5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5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67cm"/>
    </style:style>
    <style:style style:name="gr25" style:family="graphic" style:parent-style-name="standard">
      <style:graphic-properties draw:textarea-horizontal-align="justify" draw:textarea-vertical-align="middle" draw:auto-grow-height="false" fo:min-height="0.004cm" fo:min-width="0cm"/>
    </style:style>
    <style:style style:name="gr26" style:family="graphic" style:parent-style-name="standard">
      <style:graphic-properties svg:stroke-width="0.051cm" svg:stroke-color="#c5000b" draw:marker-start-width="0.356cm" draw:marker-end-width="0.356cm" draw:fill="none" draw:textarea-horizontal-align="justify" draw:textarea-vertical-align="middle" draw:auto-grow-height="false" fo:min-height="0.506cm" fo:min-width="0.977cm" fo:padding-top="0.151cm" fo:padding-bottom="0.151cm" fo:padding-left="0.276cm" fo:padding-right="0.276cm"/>
    </style:style>
    <style:style style:name="gr27" style:family="graphic" style:parent-style-name="standard">
      <style:graphic-properties draw:fill="solid" draw:fill-color="#996633" draw:textarea-horizontal-align="justify" draw:textarea-vertical-align="middle" draw:auto-grow-height="false" fo:min-height="1.274cm" fo:min-width="5.458cm"/>
    </style:style>
    <style:style style:name="gr28" style:family="graphic" style:parent-style-name="standard">
      <style:graphic-properties draw:fill="solid" draw:fill-color="#7891ac" draw:textarea-horizontal-align="justify" draw:textarea-vertical-align="middle" draw:auto-grow-height="false" fo:min-height="0.49cm" fo:min-width="0cm"/>
    </style:style>
    <style:style style:name="gr29" style:family="graphic" style:parent-style-name="standard">
      <style:graphic-properties draw:textarea-horizontal-align="justify" draw:textarea-vertical-align="middle" draw:auto-grow-height="false" fo:min-height="0.213cm" fo:min-width="0.486cm"/>
    </style:style>
    <style:style style:name="gr30" style:family="graphic" style:parent-style-name="objectwithoutfill">
      <style:graphic-properties draw:stroke="dash" draw:stroke-dash="Fine_20_Dashed" svg:stroke-width="0.051cm" svg:stroke-color="#3399ff" draw:marker-start-width="0.355cm" draw:marker-end="Arrow_20_concave" draw:marker-end-width="0.305cm" draw:fill="none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draw:fill="solid" draw:fill-color="#7891ac" draw:textarea-horizontal-align="justify" draw:textarea-vertical-align="middle" draw:auto-grow-height="false" fo:min-height="2.506cm" fo:min-width="0cm"/>
    </style:style>
    <style:style style:name="gr32" style:family="graphic" style:parent-style-name="standard">
      <style:graphic-properties draw:textarea-horizontal-align="justify" draw:textarea-vertical-align="middle" draw:auto-grow-height="false" fo:min-height="0.753cm" fo:min-width="0.756cm"/>
    </style:style>
    <style:style style:name="gr33" style:family="graphic" style:parent-style-name="standard">
      <style:graphic-properties draw:fill="solid" draw:fill-color="#7891ac" draw:textarea-horizontal-align="justify" draw:textarea-vertical-align="middle" draw:auto-grow-height="false" fo:min-height="4.406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252cm"/>
    </style:style>
    <style:style style:name="gr35" style:family="graphic" style:parent-style-name="standard">
      <style:graphic-properties draw:fill="solid" draw:fill-color="#7891ac" draw:textarea-horizontal-align="justify" draw:textarea-vertical-align="middle" draw:auto-grow-height="false" fo:min-height="3.402cm" fo:min-width="0cm"/>
    </style:style>
    <style:style style:name="gr36" style:family="graphic" style:parent-style-name="standard">
      <style:graphic-properties draw:fill="solid" draw:fill-color="#7891ac" draw:textarea-horizontal-align="justify" draw:textarea-vertical-align="middle" draw:auto-grow-height="false" fo:min-height="2.067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8pt" fo:font-weight="bold" style:font-size-asian="18pt" style:font-size-complex="18pt"/>
    </style:style>
    <style:style style:name="P3" style:family="paragraph">
      <loext:graphic-properties draw:fill-color="#00cc00"/>
      <style:paragraph-properties fo:text-align="center"/>
      <style:text-properties fo:color="#ffffff" fo:font-size="14pt" fo:font-weight="bold" style:font-size-asian="18pt" style:font-size-complex="18pt"/>
    </style:style>
    <style:style style:name="P4" style:family="paragraph">
      <loext:graphic-properties draw:fill-color="#b2b2b2"/>
      <style:paragraph-properties fo:text-align="center"/>
      <style:text-properties fo:color="#000000" fo:font-size="18pt" fo:font-weight="bold" style:font-size-asian="18pt" style:font-size-complex="18pt"/>
    </style:style>
    <style:style style:name="P5" style:family="paragraph">
      <loext:graphic-properties draw:fill-color="#3333ff"/>
      <style:paragraph-properties fo:text-align="center"/>
      <style:text-properties fo:color="#ffffff" fo:font-size="12pt" fo:font-weight="bold" style:font-size-asian="18pt" style:font-size-complex="18pt"/>
    </style:style>
    <style:style style:name="P6" style:family="paragraph">
      <loext:graphic-properties draw:fill-color="#ffff99"/>
      <style:paragraph-properties fo:text-align="center"/>
      <style:text-properties fo:color="#3333ff" fo:font-size="12pt" fo:font-weight="bold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9900"/>
      <style:paragraph-properties fo:text-align="center"/>
      <style:text-properties fo:color="#3333ff" fo:font-size="12pt" fo:font-weight="bold" style:font-size-asian="18pt" style:font-size-complex="18pt"/>
    </style:style>
    <style:style style:name="P9" style:family="paragraph">
      <loext:graphic-properties draw:fill="none" draw:fill-color="#ffffff"/>
      <style:text-properties fo:font-size="9pt" fo:font-style="italic" fo:background-color="#dddddd" style:font-size-asian="18pt" style:font-size-complex="18pt"/>
    </style:style>
    <style:style style:name="P10" style:family="paragraph">
      <loext:graphic-properties draw:fill="none" draw:fill-color="#ffffff"/>
      <style:text-properties fo:font-size="10pt" fo:font-style="italic" fo:background-color="#dddddd" style:font-size-asian="18pt" style:font-size-complex="18pt"/>
    </style:style>
    <style:style style:name="P11" style:family="paragraph">
      <loext:graphic-properties draw:fill="none" draw:fill-color="#ffffff"/>
      <style:text-properties fo:font-size="8pt" fo:font-style="italic" fo:background-color="#dddddd" style:font-size-asian="18pt" style:font-size-complex="18pt"/>
    </style:style>
    <style:style style:name="P12" style:family="paragraph">
      <loext:graphic-properties draw:fill="solid" draw:fill-color="#996633"/>
      <style:paragraph-properties fo:text-align="center"/>
      <style:text-properties fo:color="#ffffff" fo:font-size="18pt" fo:font-weight="bold" style:font-size-asian="18pt" style:font-size-complex="18pt"/>
    </style:style>
    <style:style style:name="P13" style:family="paragraph">
      <loext:graphic-properties draw:fill="solid" draw:fill-color="#7891ac"/>
      <style:paragraph-properties fo:text-align="center"/>
    </style:style>
    <style:style style:name="P14" style:family="paragraph">
      <style:text-properties fo:font-size="8pt" style:font-size-asian="18pt" style:font-size-complex="18pt"/>
    </style:style>
    <style:style style:name="P15" style:family="paragraph">
      <style:text-properties fo:font-weight="bold"/>
    </style:style>
    <style:style style:name="P16" style:family="paragraph">
      <loext:graphic-properties draw:fill="none" draw:fill-color="#ffffff"/>
      <style:text-properties fo:font-size="12pt" fo:font-weight="normal" style:font-size-asian="18pt" style:font-size-complex="18pt"/>
    </style:style>
    <style:style style:name="T1" style:family="text">
      <style:text-properties fo:color="#ffffff" fo:font-size="18pt" fo:font-weight="bold" style:font-size-asian="18pt" style:font-size-complex="18pt"/>
    </style:style>
    <style:style style:name="T2" style:family="text">
      <style:text-properties fo:color="#ffffff" fo:font-size="14pt" fo:font-weight="bold" style:font-size-asian="18pt" style:font-size-complex="18pt"/>
    </style:style>
    <style:style style:name="T3" style:family="text">
      <style:text-properties fo:color="#000000" fo:font-size="14pt" fo:font-weight="bold" style:font-size-asian="18pt" style:font-size-complex="18pt"/>
    </style:style>
    <style:style style:name="T4" style:family="text">
      <style:text-properties fo:color="#ffffff" fo:font-size="12pt" fo:font-weight="bold" style:font-size-asian="18pt" style:font-size-complex="18pt"/>
    </style:style>
    <style:style style:name="T5" style:family="text">
      <style:text-properties fo:color="#3333ff" fo:font-size="12pt" fo:font-weight="bold" style:font-size-asian="18pt" style:font-size-complex="18pt"/>
    </style:style>
    <style:style style:name="T6" style:family="text">
      <style:text-properties fo:font-size="9pt" fo:font-style="italic" fo:background-color="#dddddd" style:font-size-asian="18pt" style:font-size-complex="18pt"/>
    </style:style>
    <style:style style:name="T7" style:family="text">
      <style:text-properties fo:font-size="10pt" fo:font-style="italic" fo:background-color="#dddddd" style:font-size-asian="18pt" style:font-size-complex="18pt"/>
    </style:style>
    <style:style style:name="T8" style:family="text">
      <style:text-properties fo:font-size="8pt" fo:font-style="italic" fo:background-color="#dddddd" style:font-size-asian="18pt" style:font-size-complex="18pt"/>
    </style:style>
    <style:style style:name="T9" style:family="text">
      <style:text-properties fo:font-style="italic" fo:background-color="#dddddd"/>
    </style:style>
    <style:style style:name="T10" style:family="text">
      <style:text-properties fo:font-size="12pt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1.811cm" svg:height="1.524cm" svg:x="1.372cm" svg:y="1.016cm">
          <text:p text:style-name="P1"><text:span text:style-name="T1">VeoProc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334cm" svg:height="1.099cm" draw:transform="rotate (1.5707963267949) translate (0.891cm 9.771cm)">
          <text:p text:style-name="P1"><text:span text:style-name="T2">VeoCont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5.334cm" svg:height="1.102cm" svg:x="6.325cm" svg:y="3.556cm">
          <text:p text:style-name="P1"><text:span text:style-name="T3">VeoLibrary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81cm" svg:height="0.811cm" svg:x="6.325cm" svg:y="8.501cm">
          <text:p text:style-name="P1"><text:span text:style-name="T4">VEMemPt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81cm" svg:height="0.811cm" svg:x="6.987cm" svg:y="6.209cm">
          <text:p text:style-name="P1"><text:span text:style-name="T5">VeoFun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81cm" svg:height="0.811cm" svg:x="6.987cm" svg:y="5.207cm">
          <text:p text:style-name="P1"><text:span text:style-name="T4">VEMemPt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334cm" svg:height="1.099cm" draw:transform="rotate (1.5707963267949) translate (2.491cm 9.771cm)">
          <text:p text:style-name="P1"><text:span text:style-name="T2">VeoCont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334cm" svg:height="1.099cm" draw:transform="rotate (1.5707963267949) translate (4.191cm 9.771cm)">
          <text:p text:style-name="P1"><text:span text:style-name="T2">VeoCont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254cm" svg:height="1.016cm" svg:x="10.262cm" svg:y="2.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" draw:layer="layout" svg:width="1.651cm" svg:height="0.254cm" svg:x="5.309cm" svg:y="6.46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8" draw:text-style-name="P7" draw:layer="layout" svg:x1="6.325cm" svg:y1="8.501cm" svg:x2="0.864cm" svg:y2="8.501cm">
          <text:p/>
        </draw:line>
        <draw:line draw:style-name="gr8" draw:text-style-name="P7" draw:layer="layout" svg:x1="6.326cm" svg:y1="9.301cm" svg:x2="0.865cm" svg:y2="9.301cm">
          <text:p/>
        </draw:line>
        <draw:custom-shape draw:style-name="gr9" draw:text-style-name="P1" draw:layer="layout" svg:width="0.127cm" svg:height="2.032cm" svg:x="11.405cm" svg:y="4.69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127cm" svg:height="6.35cm" svg:x="12.948cm" svg:y="2.5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571cm" svg:height="0.254cm" svg:x="10.834cm" svg:y="5.53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" draw:layer="layout" svg:width="0.57cm" svg:height="0.254cm" svg:x="10.835cm" svg:y="6.53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" draw:layer="layout" svg:width="2.794cm" svg:height="0.254cm" svg:x="10.135cm" svg:y="8.738cm">
          <text:p/>
          <draw:enhanced-geometry svg:viewBox="0 0 21600 21600" draw:text-areas="?f7 ?f0 21600 ?f2" draw:type="left-arrow" draw:modifiers="4355.77639751553 5844.7058823529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0.254cm" svg:height="1.904cm" svg:x="1.363cm" svg:y="2.54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" draw:layer="layout" svg:width="0.254cm" svg:height="1.904cm" svg:x="2.964cm" svg:y="2.54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" draw:layer="layout" svg:width="0.254cm" svg:height="1.904cm" svg:x="4.664cm" svg:y="2.54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" draw:layer="layout" svg:width="0.127cm" svg:height="0.611cm" svg:x="6.26cm" svg:y="7.21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3.81cm" svg:height="0.811cm" svg:x="6.987cm" svg:y="7.309cm">
          <text:p text:style-name="P1"><text:span text:style-name="T5">VeoRequest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57cm" svg:height="0.254cm" svg:x="6.39cm" svg:y="7.62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9" draw:layer="layout" svg:width="2.001cm" svg:height="0.607cm" svg:x="5.157cm" svg:y="6.695cm">
          <draw:text-box>
            <text:p><text:span text:style-name="T6">call_async</text:span></text:p>
          </draw:text-box>
        </draw:frame>
        <draw:frame draw:style-name="gr18" draw:text-style-name="P10" draw:layer="layout" svg:width="2.61cm" svg:height="0.645cm" svg:x="1.794cm" svg:y="2.961cm">
          <draw:text-box>
            <text:p><text:span text:style-name="T7">open_context</text:span></text:p>
          </draw:text-box>
        </draw:frame>
        <draw:frame draw:style-name="gr19" draw:text-style-name="P9" draw:layer="layout" svg:width="2.157cm" svg:height="0.607cm" svg:x="9.079cm" svg:y="2.649cm">
          <draw:text-box>
            <text:p><text:span text:style-name="T6">load_library</text:span></text:p>
          </draw:text-box>
        </draw:frame>
        <draw:frame draw:style-name="gr20" draw:text-style-name="P9" draw:layer="layout" svg:width="2.043cm" svg:height="0.607cm" svg:x="11.18cm" svg:y="8.85cm">
          <draw:text-box>
            <text:p><text:span text:style-name="T6">alloc_mem</text:span></text:p>
          </draw:text-box>
        </draw:frame>
        <draw:frame draw:style-name="gr21" draw:text-style-name="P11" draw:layer="layout" svg:width="2.111cm" svg:height="0.569cm" svg:x="10.779cm" svg:y="6.59cm">
          <draw:text-box>
            <text:p><text:span text:style-name="T8">find_function</text:span></text:p>
          </draw:text-box>
        </draw:frame>
        <draw:frame draw:style-name="gr22" draw:text-style-name="P11" draw:layer="layout" svg:width="1.954cm" svg:height="0.569cm" svg:x="10.816cm" svg:y="5.15cm">
          <draw:text-box>
            <text:p><text:span text:style-name="T8">get_symbol</text:span></text:p>
          </draw:text-box>
        </draw:frame>
        <draw:frame draw:style-name="gr23" draw:text-style-name="P11" draw:layer="layout" svg:width="1.857cm" svg:height="0.569cm" svg:x="11.116cm" svg:y="7.291cm">
          <draw:text-box>
            <text:p><text:span text:style-name="T8">wait_result</text:span></text:p>
          </draw:text-box>
        </draw:frame>
        <draw:frame draw:style-name="gr24" draw:text-style-name="P11" draw:layer="layout" svg:width="1.967cm" svg:height="0.569cm" svg:x="11.117cm" svg:y="7.692cm">
          <draw:text-box>
            <text:p><text:span text:style-name="T8">peek_result</text:span></text:p>
          </draw:text-box>
        </draw:frame>
        <draw:custom-shape draw:style-name="gr25" draw:text-style-name="P1" draw:layer="layout" svg:width="0.479cm" svg:height="0.254cm" svg:x="10.803cm" svg:y="7.639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7" draw:layer="layout" svg:width="1.615cm" svg:height="0.894cm" svg:x="11.285cm" svg:y="7.3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2" draw:layer="layout" svg:width="5.958cm" svg:height="1.524cm" svg:x="13.525cm" svg:y="1.016cm">
          <text:p text:style-name="P1"><text:span text:style-name="T1">VeBuild</text:span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0.254cm" svg:height="0.845cm" svg:x="13.965cm" svg:y="2.5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" draw:text-style-name="P1" draw:layer="layout" svg:width="0.985cm" svg:height="0.74cm" svg:x="13.596cm" svg:y="3.43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30" draw:text-style-name="P7" draw:layer="layout" svg:x1="13.568cm" svg:y1="3.513cm" svg:x2="12.348cm" svg:y2="2.557cm">
          <text:p/>
        </draw:line>
        <draw:custom-shape draw:style-name="gr31" draw:text-style-name="P13" draw:layer="layout" svg:width="0.254cm" svg:height="2.756cm" svg:x="17.366cm" svg:y="2.561cm">
          <text:p/>
          <draw:enhanced-geometry svg:viewBox="0 0 21600 21600" draw:text-areas="?f0 0 ?f2 ?f5" draw:mirror-vertical="true" draw:type="down-arrow" draw:modifiers="19251.6421291053 576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1" draw:layer="layout" svg:width="1.255cm" svg:height="1.247cm" svg:x="18.257cm" svg:y="7.201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3" draw:text-style-name="P13" draw:layer="layout" svg:width="0.254cm" svg:height="4.656cm" svg:x="18.767cm" svg:y="2.561cm">
          <text:p/>
          <draw:enhanced-geometry svg:viewBox="0 0 21600 21600" draw:text-areas="?f0 0 ?f2 ?f5" draw:mirror-vertical="true" draw:type="down-arrow" draw:modifiers="19251.6421291053 576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4" draw:text-style-name="P9" draw:layer="layout" svg:width="1.874cm" svg:height="0.607cm" svg:x="18.022cm" svg:y="6.414cm">
          <draw:text-box>
            <text:p><text:span text:style-name="T6">se</text:span><text:span text:style-name="T6">t_</text:span><text:span text:style-name="T6">c_</text:span><text:span text:style-name="T6">sr</text:span><text:span text:style-name="T6">c</text:span></text:p>
          </draw:text-box>
        </draw:frame>
        <draw:frame draw:style-name="gr34" draw:text-style-name="P9" draw:layer="layout" svg:width="2.229cm" svg:height="0.607cm" svg:x="16.434cm" svg:y="4.032cm">
          <draw:text-box>
            <text:p><text:span text:style-name="T6">set_cpp_src</text:span></text:p>
          </draw:text-box>
        </draw:frame>
        <draw:custom-shape draw:style-name="gr32" draw:text-style-name="P1" draw:layer="layout" svg:width="1.255cm" svg:height="1.247cm" svg:x="16.857cm" svg:y="5.301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2" draw:text-style-name="P1" draw:layer="layout" svg:width="1.255cm" svg:height="1.247cm" svg:x="15.457cm" svg:y="6.231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5" draw:text-style-name="P13" draw:layer="layout" svg:width="0.254cm" svg:height="3.652cm" svg:x="15.967cm" svg:y="2.561cm">
          <text:p/>
          <draw:enhanced-geometry svg:viewBox="0 0 21600 21600" draw:text-areas="?f0 0 ?f2 ?f5" draw:mirror-vertical="true" draw:type="down-arrow" draw:modifiers="19251.6421291053 576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4" draw:text-style-name="P9" draw:layer="layout" svg:width="2.068cm" svg:height="0.607cm" svg:x="15.103cm" svg:y="3.282cm">
          <draw:text-box>
            <text:p><text:span text:style-name="T6">set_ftn_src</text:span></text:p>
          </draw:text-box>
        </draw:frame>
        <draw:custom-shape draw:style-name="gr29" draw:text-style-name="P1" draw:layer="layout" svg:width="0.985cm" svg:height="0.74cm" svg:x="14.596cm" svg:y="5.03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6" draw:text-style-name="P13" draw:layer="layout" svg:width="0.254cm" svg:height="2.467cm" svg:x="14.966cm" svg:y="2.56cm">
          <text:p/>
          <draw:enhanced-geometry svg:viewBox="0 0 21600 21600" draw:text-areas="?f0 0 ?f2 ?f5" draw:type="down-arrow" draw:modifiers="19147.3948975925 4997.6470588235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4" draw:text-style-name="P11" draw:layer="layout" svg:width="2.119cm" svg:height="0.607cm" svg:x="13.047cm" svg:y="2.573cm">
          <draw:text-box>
            <text:p text:style-name="P14"><text:span text:style-name="T9">build_veorun</text:span></text:p>
          </draw:text-box>
        </draw:frame>
        <draw:line draw:style-name="gr30" draw:text-style-name="P7" draw:layer="layout" svg:x1="14.567cm" svg:y1="5.1cm" svg:x2="11.01cm" svg:y2="2.983cm">
          <text:p/>
        </draw:line>
        <draw:frame draw:style-name="gr34" draw:text-style-name="P9" draw:layer="layout" svg:width="1.752cm" svg:height="0.607cm" svg:x="14.208cm" svg:y="4.222cm">
          <draw:text-box>
            <text:p><text:span text:style-name="T6">build_so</text:span></text:p>
          </draw:text-box>
        </draw:frame>
        <draw:frame draw:style-name="gr37" draw:text-style-name="P16" draw:layer="layout" svg:width="2.272cm" svg:height="0.725cm" svg:x="15.691cm" svg:y="7.79cm">
          <draw:text-box>
            <text:p text:style-name="P15"><text:span text:style-name="T10">(optional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1cm" fo:margin-right="0.61cm" fo:page-width="20.32cm" fo:page-height="10.4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2T17:06:12.997535751</meta:creation-date>
    <dc:date>2018-12-18T17:07:04.826915808</dc:date>
    <meta:editing-duration>PT15M4S</meta:editing-duration>
    <meta:editing-cycles>5</meta:editing-cycles>
    <meta:generator>LibreOffice/6.0.6.2$Linux_X86_64 LibreOffice_project/00m0$Build-2</meta:generator>
    <dc:creator>Erich Focht</dc:creator>
    <meta:document-statistic meta:object-count="52"/>
  </office:meta>
</office:document-meta>
</file>